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0" style:parent-style-name="ListParagraph" style:family="paragraph">
      <style:paragraph-properties fo:margin-top="0.0694in" fo:margin-bottom="0in" fo:line-height="100%" fo:background-color="#FFFFFF"/>
    </style:style>
    <style:style style:name="T11" style:parent-style-name="DefaultParagraphFont" style:family="text">
      <style:text-properties style:font-name-asian="Times New Roman" style:font-name-complex="Calibri" fo:color="#1F1F1F" style:letter-kerning="false" style:language-asian="en" style:country-asian="IN"/>
    </style:style>
    <style:style style:name="T12" style:parent-style-name="DefaultParagraphFont" style:family="text">
      <style:text-properties style:font-name-asian="Times New Roman" style:font-name-complex="Calibri" fo:color="#1F1F1F" style:letter-kerning="false" style:language-asian="en" style:country-asian="IN"/>
    </style:style>
    <style:style style:name="P13" style:parent-style-name="ListParagraph" style:family="paragraph">
      <style:paragraph-properties fo:margin-top="0.0694in" fo:margin-bottom="0in" fo:line-height="100%" fo:background-color="#FFFFFF"/>
    </style:style>
    <style:style style:name="T14" style:parent-style-name="DefaultParagraphFont" style:family="text">
      <style:text-properties style:font-name-asian="Times New Roman" style:font-name-complex="Calibri" fo:color="#1F1F1F" style:letter-kerning="false" style:language-asian="en" style:country-asian="IN"/>
    </style:style>
    <style:style style:name="T15" style:parent-style-name="DefaultParagraphFont" style:family="text">
      <style:text-properties style:font-name-asian="Times New Roman" style:font-name-complex="Calibri" fo:color="#1F1F1F" style:letter-kerning="false" style:language-asian="en" style:country-asian="IN"/>
    </style:style>
    <style:style style:name="T16" style:parent-style-name="DefaultParagraphFont" style:family="text">
      <style:text-properties style:font-name-asian="Times New Roman" style:font-name-complex="Calibri" fo:color="#1F1F1F" style:letter-kerning="false" style:language-asian="en" style:country-asian="IN"/>
    </style:style>
    <style:style style:name="P17" style:parent-style-name="ListParagraph" style:family="paragraph">
      <style:paragraph-properties fo:margin-top="0.0694in" fo:margin-bottom="0in" fo:line-height="100%" fo:background-color="#FFFFFF"/>
    </style:style>
    <style:style style:name="T18" style:parent-style-name="DefaultParagraphFont" style:family="text">
      <style:text-properties style:font-name-asian="Times New Roman" style:font-name-complex="Calibri" fo:color="#1F1F1F" style:letter-kerning="false" style:language-asian="en" style:country-asian="IN"/>
    </style:style>
    <style:style style:name="T19" style:parent-style-name="DefaultParagraphFont" style:family="text">
      <style:text-properties style:font-name-asian="Times New Roman" style:font-name-complex="Calibri" fo:color="#1F1F1F" style:letter-kerning="false" style:language-asian="en" style:country-asian="IN"/>
    </style:style>
    <style:style style:name="P20" style:parent-style-name="ListParagraph" style:family="paragraph">
      <style:paragraph-properties fo:margin-top="0.0694in" fo:margin-bottom="0in" fo:line-height="100%" fo:background-color="#FFFFFF"/>
    </style:style>
    <style:style style:name="T21" style:parent-style-name="DefaultParagraphFont" style:family="text">
      <style:text-properties style:font-name-asian="Times New Roman" style:font-name-complex="Calibri" fo:color="#1F1F1F" style:letter-kerning="false" style:language-asian="en" style:country-asian="IN"/>
    </style:style>
    <style:style style:name="T22" style:parent-style-name="DefaultParagraphFont" style:family="text">
      <style:text-properties style:font-name-asian="Times New Roman" style:font-name-complex="Calibri" fo:color="#1F1F1F" style:letter-kerning="false" style:language-asian="en" style:country-asian="IN"/>
    </style:style>
    <style:style style:name="T23" style:parent-style-name="DefaultParagraphFont" style:family="text">
      <style:text-properties style:font-name-asian="Times New Roman" style:font-name-complex="Calibri" fo:color="#1F1F1F" style:letter-kerning="false" style:language-asian="en" style:country-asian="IN"/>
    </style:style>
    <style:style style:name="T24" style:parent-style-name="DefaultParagraphFont" style:family="text">
      <style:text-properties style:font-name-asian="Times New Roman" style:font-name-complex="Calibri" fo:color="#1F1F1F" style:letter-kerning="false" style:language-asian="en" style:country-asian="IN"/>
    </style:style>
    <style:style style:name="T25" style:parent-style-name="DefaultParagraphFont" style:family="text">
      <style:text-properties style:font-name-asian="Times New Roman" style:font-name-complex="Calibri" fo:color="#1F1F1F" style:letter-kerning="false" style:language-asian="en" style:country-asian="IN"/>
    </style:style>
    <style:style style:name="T26" style:parent-style-name="DefaultParagraphFont" style:family="text">
      <style:text-properties style:font-name-asian="Times New Roman" style:font-name-complex="Calibri" fo:color="#1F1F1F" style:letter-kerning="false" style:language-asian="en" style:country-asian="IN"/>
    </style:style>
    <style:style style:name="T27" style:parent-style-name="DefaultParagraphFont" style:family="text">
      <style:text-properties style:font-name-asian="Times New Roman" style:font-name-complex="Calibri" fo:color="#1F1F1F" style:letter-kerning="false" style:language-asian="en" style:country-asian="IN"/>
    </style:style>
    <style:style style:name="T28"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29" style:parent-style-name="DefaultParagraphFont" style:family="text">
      <style:text-properties style:font-name-asian="Times New Roman" style:font-name-complex="Calibri" fo:color="#1F1F1F" style:letter-kerning="false" style:language-asian="en" style:country-asian="IN"/>
    </style:style>
    <style:style style:name="T30" style:parent-style-name="DefaultParagraphFont" style:family="text">
      <style:text-properties style:font-name-asian="Times New Roman" style:font-name-complex="Calibri" fo:color="#1F1F1F" style:letter-kerning="false" style:language-asian="en" style:country-asian="IN"/>
    </style:style>
    <style:style style:name="P3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32" style:parent-style-name="Normal" style:family="paragraph">
      <style:paragraph-properties fo:margin-top="0.0694in" fo:margin-bottom="0in" fo:line-height="100%" fo:background-color="#FFFFFF"/>
    </style:style>
    <style:style style:name="T33" style:parent-style-name="DefaultParagraphFont" style:family="text">
      <style:text-properties style:font-name-asian="Times New Roman" style:font-name-complex="Calibri" fo:color="#1F1F1F" style:letter-kerning="false" style:language-asian="en" style:country-asian="IN"/>
    </style:style>
    <style:style style:name="T34"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35" style:parent-style-name="ListParagraph" style:family="paragraph">
      <style:paragraph-properties fo:margin-top="0.0694in" fo:margin-bottom="0in" fo:line-height="100%" fo:background-color="#FFFFFF"/>
    </style:style>
    <style:style style:name="T36" style:parent-style-name="DefaultParagraphFont" style:family="text">
      <style:text-properties style:font-name-asian="Times New Roman" style:font-name-complex="Calibri" fo:color="#1F1F1F" style:letter-kerning="false" style:language-asian="en" style:country-asian="IN"/>
    </style:style>
    <style:style style:name="P37" style:parent-style-name="ListParagraph" style:family="paragraph">
      <style:paragraph-properties fo:margin-top="0.0694in" fo:margin-bottom="0in" fo:line-height="100%" fo:background-color="#FFFFFF"/>
    </style:style>
    <style:style style:name="T38" style:parent-style-name="DefaultParagraphFont" style:family="text">
      <style:text-properties style:font-name-asian="Times New Roman" style:font-name-complex="Calibri" fo:color="#1F1F1F" style:letter-kerning="false" style:language-asian="en" style:country-asian="IN"/>
    </style:style>
    <style:style style:name="P39"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40" style:parent-style-name="Normal" style:family="paragraph">
      <style:paragraph-properties fo:margin-top="0.0694in" fo:margin-bottom="0in" fo:line-height="100%" fo:background-color="#FFFFFF"/>
    </style:style>
    <style:style style:name="T41"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42" style:parent-style-name="DefaultParagraphFont" style:family="text">
      <style:text-properties style:font-name-asian="Times New Roman" style:font-name-complex="Calibri" fo:color="#1F1F1F" style:letter-kerning="false" style:language-asian="en" style:country-asian="IN"/>
    </style:style>
    <style:style style:name="P43" style:parent-style-name="Normal" style:family="paragraph">
      <style:paragraph-properties fo:margin-top="0.0694in" fo:margin-bottom="0in" fo:line-height="100%" fo:background-color="#FFFFFF"/>
    </style:style>
    <style:style style:name="T44"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45" style:parent-style-name="DefaultParagraphFont" style:family="text">
      <style:text-properties style:font-name-asian="Times New Roman" style:font-name-complex="Calibri" fo:color="#1F1F1F" style:letter-kerning="false" style:language-asian="en" style:country-asian="IN"/>
    </style:style>
    <style:style style:name="P46" style:parent-style-name="Normal" style:family="paragraph">
      <style:paragraph-properties fo:margin-top="0.0694in" fo:margin-bottom="0in" fo:line-height="100%" fo:background-color="#FFFFFF"/>
    </style:style>
    <style:style style:name="T47"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48" style:parent-style-name="DefaultParagraphFont" style:family="text">
      <style:text-properties style:font-name-asian="Times New Roman" style:font-name-complex="Calibri" fo:color="#1F1F1F" style:letter-kerning="false" style:language-asian="en" style:country-asian="IN"/>
    </style:style>
    <style:style style:name="T49" style:parent-style-name="DefaultParagraphFont" style:family="text">
      <style:text-properties style:font-name="Arial" style:font-name-asian="Times New Roman" style:font-name-complex="Arial" fo:color="#1F1F1F" style:letter-kerning="false" fo:font-size="12pt" style:font-size-asian="12pt" style:font-size-complex="12pt" style:language-asian="en" style:country-asian="IN"/>
    </style:style>
    <style:style style:name="P50" style:parent-style-name="Normal" style:family="paragraph">
      <style:paragraph-properties fo:margin-top="0.0694in" fo:margin-bottom="0in" fo:line-height="100%" fo:background-color="#FFFFFF"/>
    </style:style>
    <style:style style:name="T51" style:parent-style-name="DefaultParagraphFont" style:family="text">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5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5" style:parent-style-name="Normal" style:family="paragraph">
      <style:paragraph-properties fo:margin-top="0.0694in" fo:margin-bottom="0in" fo:line-height="100%" fo:background-color="#FFFFFF"/>
    </style:style>
    <style:style style:name="T56" style:parent-style-name="DefaultParagraphFont" style:family="text">
      <style:text-properties style:font-name-asian="Times New Roman" style:font-name-complex="Calibri" fo:color="#1F1F1F" style:letter-kerning="false" style:language-asian="en" style:country-asian="IN"/>
    </style:style>
    <style:style style:name="T57"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T58"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59" style:parent-style-name="Normal" style:family="paragraph">
      <style:paragraph-properties fo:margin-top="0.0694in" fo:margin-bottom="0in" fo:line-height="100%" fo:text-indent="0.5in" fo:background-color="#FFFFFF"/>
      <style:text-properties style:font-name-asian="Times New Roman" style:font-name-complex="Calibri" fo:color="#1F1F1F" style:letter-kerning="false" style:language-asian="en" style:country-asian="IN"/>
    </style:style>
    <style:style style:name="P6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8" style:parent-style-name="Normal" style:family="paragraph">
      <style:paragraph-properties style:vertical-align="baseline" fo:margin-bottom="0.0833in" style:line-height-at-least="0.2666in" fo:background-color="#FFFFFF"/>
      <style:text-properties style:font-name-asian="Times New Roman" style:font-name-complex="Calibri" fo:color="#0A0A23" style:letter-kerning="false" style:language-asian="en" style:country-asian="IN"/>
    </style:style>
    <style:style style:name="P69" style:parent-style-name="Normal" style:family="paragraph">
      <style:paragraph-properties style:vertical-align="baseline" fo:margin-top="0.0833in" fo:margin-bottom="0.0833in" style:line-height-at-least="0.2666in" fo:background-color="#FFFFFF"/>
      <style:text-properties style:font-name-asian="Times New Roman" style:font-name-complex="Calibri" fo:color="#0A0A23" style:letter-kerning="false" style:language-asian="en" style:country-asian="IN"/>
    </style:style>
    <style:style style:name="P7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1" style:parent-style-name="Normal" style:family="paragraph">
      <style:paragraph-properties fo:margin-top="0.0694in" fo:margin-bottom="0in" fo:line-height="100%" fo:background-color="#FFFFFF"/>
    </style:style>
    <style:style style:name="T72" style:parent-style-name="DefaultParagraphFont" style:family="text">
      <style:text-properties style:font-name-asian="Times New Roman" style:font-name-complex="Calibri" fo:color="#1F1F1F" style:letter-kerning="false" style:language-asian="en" style:country-asian="IN"/>
    </style:style>
    <style:style style:name="T73"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7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5"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7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2" style:parent-style-name="Normal" style:family="paragraph">
      <style:paragraph-properties fo:margin-top="0.0694in" fo:margin-bottom="0in" fo:line-height="100%" fo:background-color="#FFFFFF"/>
    </style:style>
    <style:style style:name="T83" style:parent-style-name="DefaultParagraphFont" style:family="text">
      <style:text-properties style:font-name-asian="Times New Roman" style:font-name-complex="Calibri" fo:color="#1F1F1F" style:letter-kerning="false" style:language-asian="en" style:country-asian="IN"/>
    </style:style>
    <style:style style:name="T84"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85" style:parent-style-name="Normal" style:family="paragraph">
      <style:paragraph-properties fo:margin-top="0.0694in" fo:margin-bottom="0in" fo:line-height="100%" fo:text-indent="0.5in" fo:background-color="#FFFFFF"/>
    </style:style>
    <style:style style:name="T86" style:parent-style-name="HTMLCode" style:family="text">
      <style:text-properties style:font-name="Calibri" style:font-name-asian="Calibri" style:font-name-complex="Calibri" fo:font-size="11pt" style:font-size-asian="11pt" style:font-size-complex="11pt"/>
    </style:style>
    <style:style style:name="T87" style:parent-style-name="DefaultParagraphFont" style:family="text">
      <style:text-properties style:font-name-complex="Calibri" fo:color="#1F1F1F" fo:background-color="#FFFFFF"/>
    </style:style>
    <style:style style:name="T88" style:parent-style-name="DefaultParagraphFont" style:family="text">
      <style:text-properties style:font-name="Arial" style:font-name-complex="Arial" fo:color="#1F1F1F" fo:background-color="#FFFFFF"/>
    </style:style>
    <style:style style:name="P89" style:parent-style-name="Normal" style:family="paragraph">
      <style:paragraph-properties fo:margin-top="0.0694in" fo:margin-bottom="0in" fo:line-height="100%" fo:background-color="#FFFFFF"/>
    </style:style>
    <style:style style:name="T90" style:parent-style-name="DefaultParagraphFont" style:family="text">
      <style:text-properties style:font-name-complex="Calibri" fo:color="#1F1F1F" fo:background-color="#FFFFFF" style:text-underline-type="single" style:text-underline-style="solid" style:text-underline-width="auto" style:text-underline-mode="continuous"/>
    </style:style>
    <style:style style:name="P9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4"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95" style:parent-style-name="Normal" style:family="paragraph">
      <style:paragraph-properties fo:margin-top="0.0694in" fo:margin-bottom="0in" fo:line-height="100%" fo:text-indent="0.5in" fo:background-color="#FFFFFF"/>
    </style:style>
    <style:style style:name="T96" style:parent-style-name="DefaultParagraphFont" style:family="text">
      <style:text-properties style:font-name-asian="Times New Roman" style:font-name-complex="Calibri" fo:color="#1F1F1F" style:letter-kerning="false" style:language-asian="en" style:country-asian="IN"/>
    </style:style>
    <style:style style:name="P9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8" style:parent-style-name="Normal" style:family="paragraph">
      <style:paragraph-properties fo:margin-top="0.0694in" fo:margin-bottom="0in" fo:line-height="100%" fo:background-color="#FFFFFF"/>
    </style:style>
    <style:style style:name="T99" style:parent-style-name="DefaultParagraphFont" style:family="text">
      <style:text-properties style:font-name-asian="Times New Roman" style:font-name-complex="Calibri" fo:color="#1F1F1F" style:letter-kerning="false" style:language-asian="en" style:country-asian="IN"/>
    </style:style>
    <style:style style:name="T100" style:parent-style-name="DefaultParagraphFont" style:family="text">
      <style:text-properties style:font-name-asian="Times New Roman" style:font-name-complex="Calibri" fo:color="#1F1F1F" style:letter-kerning="false" style:language-asian="en" style:country-asian="IN"/>
    </style:style>
    <style:style style:name="T101"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T102"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T103"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10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05"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0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0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08"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09" style:parent-style-name="Normal" style:family="paragraph">
      <style:paragraph-properties fo:margin-top="0.0694in" fo:margin-bottom="0in" fo:line-height="100%" fo:background-color="#FFFFFF"/>
    </style:style>
    <style:style style:name="T110" style:parent-style-name="DefaultParagraphFont" style:family="text">
      <style:text-properties style:font-name-asian="Times New Roman" style:font-name-complex="Calibri" fo:color="#1F1F1F" style:letter-kerning="false" style:language-asian="en" style:country-asian="IN"/>
    </style:style>
    <style:style style:name="T111"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112" style:parent-style-name="DefaultParagraphFont" style:family="text">
      <style:text-properties style:font-name-asian="Times New Roman" style:font-name-complex="Calibri" fo:color="#1F1F1F" style:letter-kerning="false" style:language-asian="en" style:country-asian="IN"/>
    </style:style>
    <style:style style:name="T113" style:parent-style-name="DefaultParagraphFont" style:family="text">
      <style:text-properties style:font-name-asian="Times New Roman" style:font-name-complex="Calibri" fo:color="#1F1F1F" style:letter-kerning="false" style:language-asian="en" style:country-asian="IN"/>
    </style:style>
    <style:style style:name="P114"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5"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6"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7"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8"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9"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20"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21" style:parent-style-name="Normal" style:family="paragraph">
      <style:paragraph-properties fo:margin-top="0.0694in" fo:margin-bottom="0in" fo:line-height="100%" fo:background-color="#FFFFFF"/>
    </style:style>
    <style:style style:name="T122" style:parent-style-name="DefaultParagraphFont" style:family="text">
      <style:text-properties style:font-name-asian="Times New Roman" style:font-name-complex="Calibri" style:letter-kerning="false" style:language-asian="en" style:country-asian="IN"/>
    </style:style>
    <style:style style:name="T123"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24" style:parent-style-name="Normal" style:family="paragraph">
      <style:paragraph-properties fo:margin-top="0.0694in" fo:margin-bottom="0in" fo:line-height="100%" fo:text-indent="0.5in" fo:background-color="#FFFFFF"/>
      <style:text-properties style:font-name-asian="Times New Roman" style:font-name-complex="Calibri" style:letter-kerning="false" style:language-asian="en" style:country-asian="IN"/>
    </style:style>
    <style:style style:name="P125"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26"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2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2"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33" style:parent-style-name="ListParagraph" style:family="paragraph">
      <style:paragraph-properties fo:margin-top="0.0694in" fo:margin-bottom="0in" fo:line-height="100%" fo:background-color="#FFFFFF"/>
    </style:style>
    <style:style style:name="T134" style:parent-style-name="DefaultParagraphFont" style:family="text">
      <style:text-properties style:font-name-asian="Times New Roman" style:font-name-complex="Calibri" fo:color="#1F1F1F" style:letter-kerning="false" style:language-asian="en" style:country-asian="IN"/>
    </style:style>
    <style:style style:name="T135"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136" style:parent-style-name="DefaultParagraphFont" style:family="text">
      <style:text-properties style:font-name-asian="Times New Roman" style:font-name-complex="Calibri" fo:color="#1F1F1F" style:letter-kerning="false" style:language-asian="en" style:country-asian="IN"/>
    </style:style>
    <style:style style:name="P137"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8"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9"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0" style:parent-style-name="Normal" style:family="paragraph">
      <style:paragraph-properties fo:margin-top="0.0694in" fo:margin-bottom="0in" fo:line-height="100%" fo:background-color="#FFFFFF"/>
    </style:style>
    <style:style style:name="T141" style:parent-style-name="DefaultParagraphFont" style:family="text">
      <style:text-properties style:font-name-asian="Times New Roman" style:font-name-complex="Calibri" fo:color="#1F1F1F" style:letter-kerning="false" style:language-asian="en" style:country-asian="IN"/>
    </style:style>
    <style:style style:name="T142"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143" style:parent-style-name="Normal" style:family="paragraph">
      <style:paragraph-properties fo:margin-top="0.0694in" fo:margin-bottom="0in" fo:line-height="100%" fo:text-indent="0.5in" fo:background-color="#FFFFFF"/>
      <style:text-properties style:font-name-asian="Times New Roman" style:font-name-complex="Calibri" fo:color="#1F1F1F" style:letter-kerning="false" style:language-asian="en" style:country-asian="IN"/>
    </style:style>
    <style:style style:name="P144"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4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8"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49"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0"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1" style:parent-style-name="Normal" style:family="paragraph">
      <style:paragraph-properties fo:margin-top="0.0694in" fo:margin-bottom="0in" fo:line-height="100%" fo:background-color="#FFFFFF"/>
    </style:style>
    <style:style style:name="T152" style:parent-style-name="DefaultParagraphFont" style:family="text">
      <style:text-properties style:font-name-asian="Times New Roman" style:font-name-complex="Calibri" style:letter-kerning="false" style:language-asian="en" style:country-asian="IN"/>
    </style:style>
    <style:style style:name="T153"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54" style:parent-style-name="Normal" style:family="paragraph">
      <style:paragraph-properties fo:margin-top="0.0694in" fo:margin-bottom="0in" fo:line-height="100%" fo:background-color="#FFFFFF"/>
    </style:style>
    <style:style style:name="T155" style:parent-style-name="DefaultParagraphFont" style:family="text">
      <style:text-properties style:font-name-asian="Times New Roman" style:font-name-complex="Calibri" fo:color="#FFFFFF" style:letter-kerning="false" style:language-asian="en" style:country-asian="IN"/>
    </style:style>
    <style:style style:name="T156" style:parent-style-name="DefaultParagraphFont" style:family="text">
      <style:text-properties style:font-name-complex="Calibri" fo:color="#1F1F1F" fo:background-color="#FFFFFF"/>
    </style:style>
    <style:style style:name="P157"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58"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9"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60"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61" style:parent-style-name="Normal" style:family="paragraph">
      <style:paragraph-properties fo:margin-top="0.0694in" fo:margin-bottom="0in" fo:line-height="100%" fo:background-color="#FFFFFF"/>
    </style:style>
    <style:style style:name="T162" style:parent-style-name="DefaultParagraphFont" style:family="text">
      <style:text-properties style:font-name-asian="Times New Roman" style:font-name-complex="Calibri" style:letter-kerning="false" style:language-asian="en" style:country-asian="IN"/>
    </style:style>
    <style:style style:name="T163" style:parent-style-name="DefaultParagraphFont" style:family="text">
      <style:text-properties style:font-name-asian="Times New Roman" style:font-name-complex="Calibri" style:letter-kerning="false" style:language-asian="en" style:country-asian="IN"/>
    </style:style>
    <style:style style:name="T164" style:parent-style-name="DefaultParagraphFont" style:family="text">
      <style:text-properties style:font-name-asian="Times New Roman" style:font-name-complex="Calibri" style:letter-kerning="false" style:language-asian="en" style:country-asian="IN"/>
    </style:style>
    <style:style style:name="T165" style:parent-style-name="DefaultParagraphFont" style:family="text">
      <style:text-properties style:font-name-asian="Times New Roman" style:font-name-complex="Calibri" style:letter-kerning="false" style:language-asian="en" style:country-asian="IN"/>
    </style:style>
    <style:style style:name="T166" style:parent-style-name="DefaultParagraphFont" style:family="text">
      <style:text-properties style:font-name-asian="Times New Roman" style:font-name-complex="Calibri" style:letter-kerning="false" style:language-asian="en" style:country-asian="IN"/>
    </style:style>
    <style:style style:name="T167" style:parent-style-name="DefaultParagraphFont" style:family="text">
      <style:text-properties style:font-name-asian="Times New Roman" style:font-name-complex="Calibri" style:letter-kerning="false" style:language-asian="en" style:country-asian="IN"/>
    </style:style>
    <style:style style:name="T168" style:parent-style-name="DefaultParagraphFont" style:family="text">
      <style:text-properties style:font-name-asian="Times New Roman" style:font-name-complex="Calibri" style:letter-kerning="false" style:language-asian="en" style:country-asian="IN"/>
    </style:style>
    <style:style style:name="T169" style:parent-style-name="DefaultParagraphFont" style:family="text">
      <style:text-properties style:font-name-asian="Times New Roman" style:font-name-complex="Calibri" style:letter-kerning="false" style:language-asian="en" style:country-asian="IN"/>
    </style:style>
    <style:style style:name="T170" style:parent-style-name="DefaultParagraphFont" style:family="text">
      <style:text-properties style:font-name-asian="Times New Roman" style:font-name-complex="Calibri" style:letter-kerning="false" style:language-asian="en" style:country-asian="IN"/>
    </style:style>
    <style:style style:name="P171"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72"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73"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74" style:parent-style-name="Normal" style:family="paragraph">
      <style:paragraph-properties fo:margin-top="0.0694in" fo:margin-bottom="0in" fo:line-height="100%" fo:background-color="#FFFFFF"/>
    </style:style>
    <style:style style:name="T175" style:parent-style-name="DefaultParagraphFont" style:family="text">
      <style:text-properties style:font-name-asian="Times New Roman" style:font-name-complex="Calibri" style:letter-kerning="false" style:language-asian="en" style:country-asian="IN"/>
    </style:style>
    <style:style style:name="T176"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77"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78"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7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3" style:parent-style-name="Normal" style:family="paragraph">
      <style:text-properties style:font-name-asian="Times New Roman" style:font-name-complex="Calibri" style:letter-kerning="false" style:language-asian="en" style:country-asian="IN"/>
    </style:style>
    <style:style style:name="P184" style:parent-style-name="Normal" style:family="paragraph">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85"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8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office:automatic-styles>
  <office:body>
    <office:text text:use-soft-page-breaks="true">
      <text:p text:style-name="P1">Concepts Learnt in Frontend</text:p>
      <text:p text:style-name="Normal"/>
      <text:p text:style-name="Normal">TechStack:<text:span text:style-name="T2">React</text:span></text:p>
      <text:p text:style-name="Normal">1)<text:span text:style-name="T3">useState:</text:span></text:p>
      <text:p text:style-name="Normal"><text:tab/>A basic React Hook called useState lets us control the state of functional components.State is a term for information that can change over time and impact how a component renders.</text:p>
      <text:p text:style-name="P4">Purpose:</text:p>
      <text:list text:style-name="LFO2" text:continue-numbering="true">
        <text:list-item>
          <text:p text:style-name="P5">Helps to track<text:s/>changeable data within functional components.</text:p>
        </text:list-item>
        <text:list-item>
          <text:p text:style-name="P6">Triggers re-renders when state changes.Re-renders save time compared to reloads.</text:p>
        </text:list-item>
        <text:list-item>
          <text:p text:style-name="P7">User input is made dynamic.</text:p>
        </text:list-item>
        <text:list-item>
          <text:p text:style-name="P8">Simplifies state management in functional components.</text:p>
        </text:list-item>
      </text:list>
      <text:p text:style-name="P9">Implementation:</text:p>
      <text:list text:style-name="LFO3" text:continue-numbering="true">
        <text:list-item>
          <text:p text:style-name="P10"><text:span text:style-name="T11">Firstly, the</text:span><text:span text:style-name="T12"><text:s/>initial state of the variable must be defined.</text:span></text:p>
        </text:list-item>
        <text:list-item>
          <text:p text:style-name="P13"><text:span text:style-name="T14">Then based on the<text:s/></text:span><text:span text:style-name="T15">requirement, the</text:span><text:span text:style-name="T16"><text:s/>value of the variable can be dynamically updated</text:span></text:p>
        </text:list-item>
        <text:list-item>
          <text:p text:style-name="P17"><text:span text:style-name="T18">One such instance of useState from my application is<text:s/></text:span><text:span text:style-name="T19">done in home page.</text:span></text:p>
        </text:list-item>
        <text:list-item>
          <text:p text:style-name="P20"><text:span text:style-name="T21">Here<text:s/></text:span><text:span text:style-name="T22">in this<text:s/></text:span><text:span text:style-name="T23">scenario, the</text:span><text:span text:style-name="T24"><text:s/>variable<text:s/></text:span><text:span text:style-name="T25">courses is initially set to an empty array and after fetching the data for courses from<text:s/></text:span><text:span text:style-name="T26">backend, it</text:span><text:span text:style-name="T27"><text:s/>is then set to that<text:s/></text:span><text:span text:style-name="T28">data</text:span><text:span text:style-name="T29">.</text:span><text:span text:style-name="T30">i.e. setCourses sets the courses variable value to data fetched from the backend.</text:span></text:p>
        </text:list-item>
      </text:list>
      <text:p text:style-name="P31"><text:s text:c="4"/>Thus data can be dynamically updated as per requirements.</text:p>
      <text:p text:style-name="P32"><text:span text:style-name="T33">2)</text:span><text:span text:style-name="T34">useEffect:</text:span></text:p>
      <text:list text:style-name="LFO4" text:continue-numbering="true">
        <text:list-item>
          <text:p text:style-name="P35"><text:span text:style-name="T36">With the help of the React Hook useEffect, side effects can be executed in functional components. Side effects include things like data fetching, DOM manipulation, timers, and subscriptions that interact with systems outside of React.</text:span></text:p>
        </text:list-item>
        <text:list-item>
          <text:p text:style-name="P37"><text:span text:style-name="T38">useEffect is executed every time the component loads i.e. during rendering and re-rendering.</text:span></text:p>
        </text:list-item>
      </text:list>
      <text:p text:style-name="P39">Purpose:</text:p>
      <text:list text:style-name="LFO5" text:continue-numbering="true">
        <text:list-item>
          <text:p text:style-name="P40"><text:span text:style-name="T41">Data fetching:</text:span><text:span text:style-name="T42"> Fetching data from APIs or other sources and updating the component's state with the fetched data.</text:span></text:p>
        </text:list-item>
        <text:list-item>
          <text:p text:style-name="P43"><text:span text:style-name="T44">DOM manipulation:</text:span><text:span text:style-name="T45"> Performing any manipulations directly on the DOM that are not managed by React's virtual DOM.</text:span></text:p>
        </text:list-item>
        <text:list-item>
          <text:p text:style-name="P46"><text:span text:style-name="T47">Cleanup:</text:span><text:span text:style-name="T48"> Performing cleanup actions when a component unmounts, such as removing event listeners or clearing timers</text:span><text:span text:style-name="T49">.</text:span></text:p>
        </text:list-item>
      </text:list>
      <text:p text:style-name="P50"><text:span text:style-name="T51">Implementation:</text:span></text:p>
      <text:p text:style-name="P52">The implementation generally consists of two<text:s/>parameters: Callback<text:s/>function and Dependencies.</text:p>
      <text:p text:style-name="P53">In my<text:s/>application, I<text:s/>have implemented useEffect to fetch courses from the backend based on user profile on loading the Home page.</text:p>
      <text:p text:style-name="P54"/>
      <text:p text:style-name="P55"><text:span text:style-name="T56">3)</text:span><text:span text:style-name="T57">window.location.reload()</text:span><text:span text:style-name="T58">:</text:span></text:p>
      <text:p text:style-name="P59">JavaScript's window.location.reload() function may be used to reload the current page, much like hitting your browser's refresh button.</text:p>
      <text:p text:style-name="P60">Purpose:</text:p>
      <text:list text:style-name="LFO6" text:continue-numbering="true">
        <text:list-item>
          <text:p text:style-name="P61">Refreshes the entire page, fetching new data and re-executing all scripts.</text:p>
        </text:list-item>
        <text:list-item>
          <text:p text:style-name="P62">Useful for<text:s/>the following scenarios:</text:p>
          <text:list text:continue-numbering="true">
            <text:list-item>
              <text:p text:style-name="P63">To update the entire page with information from server</text:p>
            </text:list-item>
            <text:list-item>
              <text:p text:style-name="P64">Force<text:s/>the browser to clear its cache for the current page.</text:p>
            </text:list-item>
          </text:list>
        </text:list-item>
      </text:list>
      <text:p text:style-name="P65">Implementation:</text:p>
      <text:p text:style-name="P66">I have implemented window.location.reload in Log out to give more time to reflect changes such as removing<text:s/>cookies, logging<text:s/>out and clearing user data<text:s/>etc. (Implemented in Header Component).</text:p>
      <text:p text:style-name="P67">Disadvantages:</text:p>
      <text:list text:style-name="LFO7" text:continue-numbering="true">
        <text:list-item>
          <text:p text:style-name="P68">It discards the current content of the page, which can result in loss of user input or data.</text:p>
        </text:list-item>
        <text:list-item>
          <text:p text:style-name="P69">It may cause a flickering effect as the page reloads, which can impact user experience.</text:p>
        </text:list-item>
      </text:list>
      <text:p text:style-name="P70"/>
      <text:p text:style-name="P71"><text:span text:style-name="T72">4)</text:span><text:span text:style-name="T73">React Router(Routes):</text:span></text:p>
      <text:p text:style-name="P74"><text:tab/>In React Router, the Routes component is in charge of rendering the corresponding UI component(s) and matching the current URL path to the relevant child route(s).</text:p>
      <text:p text:style-name="P75">Purpose:</text:p>
      <text:list text:style-name="LFO8" text:continue-numbering="true">
        <text:list-item>
          <text:p text:style-name="P76">Maps URL paths to UI components, creating a single-page application (SPA) experience.</text:p>
        </text:list-item>
        <text:list-item>
          <text:p text:style-name="P77">Enables route nesting, representing hierarchical relationships between different parts of<text:s/>the<text:s/>application.</text:p>
        </text:list-item>
        <text:list-item>
          <text:p text:style-name="P78">Provides control over navigation and error handling through nested Routes and other components.</text:p>
        </text:list-item>
      </text:list>
      <text:p text:style-name="P79">Implementation:</text:p>
      <text:p text:style-name="P80">In the App.jsx file,the main file with which the application runs,I have defined all the navigation paths to navigate to the respective pages and the components which needs to be called.</text:p>
      <text:p text:style-name="P81"/>
      <text:p text:style-name="P82"><text:span text:style-name="T83">5)</text:span><text:span text:style-name="T84">EnqueueSnackBar:</text:span></text:p>
      <text:p text:style-name="P85"><text:span text:style-name="T86">enqueueSnackbar</text:span><text:span text:style-name="T87"><text:s/>is a function provided by the Notistack library in React. It allows to easily display customizable snackbar notifications within your application</text:span><text:span text:style-name="T88">.</text:span></text:p>
      <text:soft-page-break/>
      <text:p text:style-name="P89"><text:span text:style-name="T90">Purpose:</text:span></text:p>
      <text:list text:style-name="LFO9" text:continue-numbering="true">
        <text:list-item>
          <text:p text:style-name="P91">Display brief, informative messages to users without interrupting their main flow.</text:p>
        </text:list-item>
        <text:list-item>
          <text:p text:style-name="P92">Provide feedback on actions, warnings, or success messages.</text:p>
        </text:list-item>
        <text:list-item>
          <text:p text:style-name="P93">Customize the look and feel of notifications to match your application's design.</text:p>
        </text:list-item>
      </text:list>
      <text:p text:style-name="P94">Implementation:</text:p>
      <text:p text:style-name="P95"><text:span text:style-name="T96">Generally,the snackbar notifications come on the left-bottom corner of the screen thus not disrupting the flow of the application.</text:span></text:p>
      <text:p text:style-name="P97">Logged in successfully(success variant),Invalid credentials(warning variant) in login page is one such implementation in my application.</text:p>
      <text:p text:style-name="P98"><text:span text:style-name="T99">6</text:span><text:span text:style-name="T100">)</text:span><text:span text:style-name="T101">Cookies</text:span><text:span text:style-name="T102">(React Cookies)</text:span><text:span text:style-name="T103">:</text:span></text:p>
      <text:p text:style-name="P104"><text:tab/>Cookies are used to manage and store user-related data while the webpage is being processed.</text:p>
      <text:p text:style-name="P105">Purpose:</text:p>
      <text:list text:style-name="LFO10" text:continue-numbering="true">
        <text:list-item>
          <text:p text:style-name="P106">User authentication-To check the authenticity of the user</text:p>
        </text:list-item>
        <text:list-item>
          <text:p text:style-name="P107">User preferences</text:p>
        </text:list-item>
      </text:list>
      <text:p text:style-name="P108">Implementation:</text:p>
      <text:p text:style-name="P109"><text:span text:style-name="T110">First,</text:span><text:span text:style-name="T111"><text:s/>localStorage</text:span><text:span text:style-name="T112"><text:s/>was used for<text:s/></text:span><text:span text:style-name="T113">implementing the same functionality as cookies i.e. User Authentication etc. but it had the following drawbacks.</text:span></text:p>
      <text:list text:style-name="LFO12" text:continue-numbering="true">
        <text:list-item>
          <text:p text:style-name="P114">Limited storage capacity.</text:p>
        </text:list-item>
        <text:list-item>
          <text:p text:style-name="P115">Synchronous API, which can cause performance issues.</text:p>
        </text:list-item>
        <text:list-item>
          <text:p text:style-name="P116">Data stored in localStorage is accessible to any script running on the same domain, potentially posing security risks.</text:p>
        </text:list-item>
        <text:list-item>
          <text:p text:style-name="P117">Data stored in localStorage is not automatically synchronized across tabs or windows.</text:p>
        </text:list-item>
      </text:list>
      <text:p text:style-name="P118">So, cookies<text:s/>were used in the application for providing better security and overcoming the other shortcomings of localStorage.</text:p>
      <text:p text:style-name="P119">In the<text:s/>application, I<text:s/>used cookies to store the user Data<text:s/>which is in this case the role of the user.Since it is an education based<text:s/>application, the<text:s/>roles include<text:s/>student, instructor<text:s/>and admin.</text:p>
      <text:p text:style-name="P120"/>
      <text:p text:style-name="P121"><text:span text:style-name="T122">7)</text:span><text:span text:style-name="T123">Context API:</text:span></text:p>
      <text:p text:style-name="P124">React's Context API feature makes it possible to share data between components without requiring props to be passed by hand at each component tree level. It lets you make a global state that any component in the React tree can access and change.</text:p>
      <text:p text:style-name="P125"/>
      <text:soft-page-break/>
      <text:p text:style-name="P126">Purpose:</text:p>
      <text:list text:style-name="LFO13" text:continue-numbering="true">
        <text:list-item>
          <text:p text:style-name="P127">Share data between non-parent/child components.</text:p>
        </text:list-item>
        <text:list-item>
          <text:p text:style-name="P128">Avoid prop drilling in complex component hierarchies.</text:p>
        </text:list-item>
        <text:list-item>
          <text:p text:style-name="P129">Manage global-like state without external libraries.</text:p>
        </text:list-item>
        <text:list-item>
          <text:p text:style-name="P130">Simplified data management.</text:p>
        </text:list-item>
        <text:list-item>
          <text:p text:style-name="P131">Improved code readability.</text:p>
        </text:list-item>
      </text:list>
      <text:p text:style-name="P132">Implementation:</text:p>
      <text:list text:style-name="LFO15" text:continue-numbering="true">
        <text:list-item>
          <text:p text:style-name="P133"><text:span text:style-name="T134">The implementation consists of two important parameters viz<text:s/></text:span><text:span text:style-name="T135">Provider and Consumer</text:span><text:span text:style-name="T136">.</text:span></text:p>
        </text:list-item>
        <text:list-item>
          <text:p text:style-name="P137">Provider is the part where data to be passed on is defined(UserContext)</text:p>
        </text:list-item>
        <text:list-item>
          <text:p text:style-name="P138">Consumers are those which make use of this data.</text:p>
        </text:list-item>
        <text:list-item>
          <text:p text:style-name="P139">In this<text:s/>application, the<text:s/>user role data is set as provider and rest of the pages use this data viz consume for conditional based page<text:s/>rendering. In<text:s/>other<text:s/>words, pages<text:s/>become accessible only based on the roles say an user who is only a student cannot access instructor pages and vice versa.</text:p>
        </text:list-item>
      </text:list>
      <text:p text:style-name="P140"><text:span text:style-name="T141">8)</text:span><text:span text:style-name="T142">Higher Order Component(HOC):</text:span></text:p>
      <text:p text:style-name="P143">A React pattern known as a Higher Order Component (HOC) entails wrapping a component with another component to increase its functionality. In essence, a function that accepts a component as an input and produces a new, improved component with extra features or behaviour is known as a higher order component.</text:p>
      <text:p text:style-name="P144">Purpose/Uses:</text:p>
      <text:list text:style-name="LFO16" text:continue-numbering="true">
        <text:list-item>
          <text:p text:style-name="P145">Code reusability: Share common functionality across components without code duplication.</text:p>
        </text:list-item>
        <text:list-item>
          <text:p text:style-name="P146">Separation of concerns: Isolate cross-cutting concerns like authentication, logging, or error handling.</text:p>
        </text:list-item>
        <text:list-item>
          <text:p text:style-name="P147">Enhance components: Add features like data fetching, subscriptions, or styling without modifying the original component.</text:p>
        </text:list-item>
      </text:list>
      <text:p text:style-name="P148">Implementation:</text:p>
      <text:p text:style-name="P149">I have implemented this for the validate input which has common elements like username and password in both login and register pages.</text:p>
      <text:p text:style-name="P150"/>
      <text:p text:style-name="P151"><text:span text:style-name="T152">9)</text:span><text:span text:style-name="T153">Component Lifecycle:</text:span></text:p>
      <text:p text:style-name="P154"><text:span text:style-name="T155">Limit</text:span><text:span text:style-name="T156">Each React component goes through a series of phases during its existence, known as its lifecycle. These phases involve mounting, updating, and unmounting, allowing components to react to changes in their state, props, or the environment.</text:span></text:p>
      <text:p text:style-name="P157">Mounting:</text:p>
      <text:p text:style-name="P158">Initialize state in a functional component.</text:p>
      <text:p text:style-name="P159">Executes after every render.</text:p>
      <text:soft-page-break/>
      <text:p text:style-name="P160">Updating:</text:p>
      <text:p text:style-name="P161"><text:span text:style-name="T162">P</text:span><text:span text:style-name="T163">erform</text:span><text:span text:style-name="T164"><text:s/></text:span><text:span text:style-name="T165">side effects in functional components. If<text:s/></text:span><text:span text:style-name="T166">we</text:span><text:span text:style-name="T167"><text:s/>want to run the effect only when certain props or state change,<text:s/></text:span><text:span text:style-name="T168">we</text:span><text:span text:style-name="T169"><text:s/>can pass dependencies as the second argument</text:span><text:span text:style-name="T170">.</text:span></text:p>
      <text:p text:style-name="P171">Unmounting:</text:p>
      <text:p text:style-name="P172">The cleanup function in useEffect runs before the component is removed from the UI to perform any necessary cleanup.</text:p>
      <text:p text:style-name="P173"/>
      <text:p text:style-name="P174"><text:span text:style-name="T175">10)</text:span><text:span text:style-name="T176">State Splitting:</text:span></text:p>
      <text:p text:style-name="P177"><text:tab/>State splitting is a<text:s/>method for breaking up large, complicated application states into smaller, independent components that are controlled by separate React application components.<text:s/>It also strives for greater scalability, maintainability, and performance.</text:p>
      <text:p text:style-name="P178">Purpose:</text:p>
      <text:list text:style-name="LFO18" text:continue-numbering="true">
        <text:list-item>
          <text:p text:style-name="P179">Reduce initial bundle size by loading components and their associated state only when needed.</text:p>
        </text:list-item>
        <text:list-item>
          <text:p text:style-name="P180">Improve performance by preventing re-renders of unrelated parts of the UI due to state changes.</text:p>
        </text:list-item>
        <text:list-item>
          <text:p text:style-name="P181">Encourage modularity and independent development of different parts of the application.</text:p>
        </text:list-item>
        <text:list-item>
          <text:p text:style-name="P182">Simplify state management for large and complex applications.</text:p>
        </text:list-item>
      </text:list>
      <text:p text:style-name="P183"/>
      <text:p text:style-name="P184">Implementation:</text:p>
      <text:p text:style-name="P185">In Register page,handleTypeChange function updates the type and sets the corresponding flags for instructor and institutiond<text:s/>support in private browsing or incognito mode.</text:p>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kara Narayanan Baskaran</meta:initial-creator>
    <dc:creator>Sankara Narayanan Baskaran</dc:creator>
    <meta:creation-date>2024-02-14T05:03:00Z</meta:creation-date>
    <dc:date>2024-02-14T11:09:00Z</dc:date>
    <meta:template xlink:href="Normal.dotm" xlink:type="simple"/>
    <meta:editing-cycles>5</meta:editing-cycles>
    <meta:editing-duration>PT21960S</meta:editing-duration>
    <meta:document-statistic meta:page-count="5" meta:paragraph-count="16" meta:word-count="1251" meta:character-count="8369" meta:row-count="59" meta:non-whitespace-character-count="7134"/>
  </office:meta>
</office:document-meta>
</file>